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Verdana"/>
    </style:style>
    <style:style style:name="P2" style:parent-style-name="Standard" style:family="paragraph">
      <style:text-properties style:font-name="Verdana"/>
    </style:style>
    <style:style style:name="P3" style:parent-style-name="Standard" style:family="paragraph">
      <style:text-properties style:font-name="Verdana"/>
    </style:style>
    <style:style style:name="P4" style:parent-style-name="Standard" style:family="paragraph">
      <style:text-properties style:font-name="Verdana"/>
    </style:style>
    <style:style style:name="P5" style:parent-style-name="Textbody" style:family="paragraph">
      <style:text-properties style:font-name="Verdana"/>
    </style:style>
    <style:style style:name="P6" style:parent-style-name="Textbody" style:family="paragraph">
      <style:text-properties style:font-name="Verdana"/>
    </style:style>
    <style:style style:name="P7" style:parent-style-name="Textbody" style:family="paragraph">
      <style:text-properties style:font-name="Verdana"/>
    </style:style>
    <style:style style:name="P8" style:parent-style-name="Textbody" style:family="paragraph">
      <style:text-properties style:font-name="Verdana"/>
    </style:style>
    <style:style style:name="P9" style:parent-style-name="Textbody" style:family="paragraph">
      <style:text-properties style:font-name="Verdana"/>
    </style:style>
    <style:style style:name="P10" style:parent-style-name="Textbody" style:family="paragraph">
      <style:text-properties style:font-name="Verdana"/>
    </style:style>
    <style:style style:name="P11" style:parent-style-name="Textbody" style:family="paragraph">
      <style:text-properties style:font-name="Verdana"/>
    </style:style>
    <style:style style:name="P12" style:parent-style-name="Textbody" style:family="paragraph">
      <style:text-properties style:font-name="Verdana"/>
    </style:style>
    <style:style style:name="P13" style:parent-style-name="Textbody" style:family="paragraph">
      <style:text-properties style:font-name="Verdana"/>
    </style:style>
    <style:style style:name="P14" style:parent-style-name="Textbody" style:family="paragraph">
      <style:text-properties style:font-name="Verdana"/>
    </style:style>
    <style:style style:name="P15" style:parent-style-name="Textbody" style:family="paragraph">
      <style:text-properties style:font-name="Verdana"/>
    </style:style>
    <style:style style:name="P16" style:parent-style-name="Textbody" style:family="paragraph">
      <style:text-properties style:font-name="Verdana"/>
    </style:style>
    <style:style style:name="P17" style:parent-style-name="Textbody" style:family="paragraph">
      <style:text-properties style:font-name="Verdana"/>
    </style:style>
    <style:style style:name="P18" style:parent-style-name="Textbody" style:family="paragraph">
      <style:text-properties style:font-name="Verdana"/>
    </style:style>
    <style:style style:name="P19" style:parent-style-name="Textbody" style:family="paragraph">
      <style:text-properties style:font-name="Verdana"/>
    </style:style>
    <style:style style:name="P20" style:parent-style-name="Textbody" style:family="paragraph">
      <style:text-properties style:font-name="Verdana"/>
    </style:style>
    <style:style style:name="P21" style:parent-style-name="Textbody" style:family="paragraph">
      <style:text-properties style:font-name="Verdana"/>
    </style:style>
    <style:style style:name="P22" style:parent-style-name="Standard" style:family="paragraph">
      <style:text-properties style:font-name="Verdana"/>
    </style:style>
    <style:style style:name="P23" style:parent-style-name="Standard" style:family="paragraph">
      <style:text-properties style:font-name="Verdana"/>
    </style:style>
    <style:style style:name="P24" style:parent-style-name="Standard" style:family="paragraph">
      <style:text-properties style:font-name="Verdana"/>
    </style:style>
    <style:style style:name="P25" style:parent-style-name="Standard" style:family="paragraph">
      <style:text-properties style:font-name="Verdana"/>
    </style:style>
    <style:style style:name="P26" style:parent-style-name="Standard" style:family="paragraph">
      <style:text-properties style:font-name="Verdana"/>
    </style:style>
    <style:style style:name="P27" style:parent-style-name="Standard" style:family="paragraph">
      <style:text-properties style:font-name="Verdana"/>
    </style:style>
    <style:style style:name="P28" style:parent-style-name="Standard" style:family="paragraph">
      <style:text-properties style:font-name="Verdana"/>
    </style:style>
    <style:style style:name="P29" style:parent-style-name="Standard" style:family="paragraph">
      <style:text-properties style:font-name="Verdana"/>
    </style:style>
    <style:style style:name="P30" style:parent-style-name="Standard" style:family="paragraph">
      <style:text-properties style:font-name="Verdana"/>
    </style:style>
    <style:style style:name="P31" style:parent-style-name="Standard" style:family="paragraph">
      <style:text-properties style:font-name="Verdana"/>
    </style:style>
    <style:style style:name="P32" style:parent-style-name="Standard" style:family="paragraph">
      <style:text-properties style:font-name="Verdana"/>
    </style:style>
    <style:style style:name="P33" style:parent-style-name="Standard" style:family="paragraph">
      <style:text-properties style:font-name="Verdana"/>
    </style:style>
    <style:style style:name="P34" style:parent-style-name="Standard" style:family="paragraph">
      <style:text-properties style:font-name="Verdana"/>
    </style:style>
    <style:style style:name="T35" style:parent-style-name="Policepardéfaut" style:family="text">
      <style:text-properties style:font-name="Verdana"/>
    </style:style>
    <style:style style:name="T36" style:parent-style-name="Policepardéfaut" style:family="text">
      <style:text-properties style:font-name="Verdana" fo:font-weight="bold" style:font-weight-asian="bold" fo:font-style="italic" style:font-style-asian="italic" fo:color="#000000"/>
    </style:style>
    <style:style style:name="T37" style:parent-style-name="Policepardéfaut" style:family="text">
      <style:text-properties style:font-name="Verdana"/>
    </style:style>
    <style:style style:name="T38" style:parent-style-name="Policepardéfaut" style:family="text">
      <style:text-properties style:font-name="Verdana" fo:color="#000000"/>
    </style:style>
    <style:style style:name="T39" style:parent-style-name="Policepardéfaut" style:family="text">
      <style:text-properties style:font-name="Verdana"/>
    </style:style>
    <style:style style:name="P40" style:parent-style-name="Standard" style:family="paragraph">
      <style:text-properties style:font-name="Verdana"/>
    </style:style>
    <style:style style:name="P41" style:parent-style-name="Standard" style:family="paragraph">
      <style:text-properties style:font-name="Verdana"/>
    </style:style>
    <style:style style:name="P42" style:parent-style-name="Standard" style:family="paragraph">
      <style:text-properties style:font-name="Verdana"/>
    </style:style>
    <style:style style:name="P43" style:parent-style-name="Standard" style:family="paragraph">
      <style:text-properties style:font-name="Verdana"/>
    </style:style>
    <style:style style:name="P44" style:parent-style-name="Standard" style:family="paragraph">
      <style:text-properties style:font-name="Verdana"/>
    </style:style>
    <style:style style:name="P45" style:parent-style-name="Standard" style:family="paragraph">
      <style:text-properties style:font-name="Verdana"/>
    </style:style>
    <style:style style:name="P46" style:parent-style-name="Standard" style:family="paragraph">
      <style:text-properties style:font-name="Verdana"/>
    </style:style>
    <style:style style:name="P47" style:parent-style-name="Standard" style:family="paragraph">
      <style:text-properties style:font-name="Verdana"/>
    </style:style>
    <style:style style:name="P48" style:parent-style-name="Standard" style:family="paragraph">
      <style:text-properties style:font-name="Verdana"/>
    </style:style>
    <style:style style:name="P49" style:parent-style-name="Standard" style:family="paragraph">
      <style:text-properties style:font-name="Verdana"/>
    </style:style>
    <style:style style:name="P50" style:parent-style-name="Titre2" style:family="paragraph">
      <style:text-properties style:font-name="Verdana" fo:font-weight="normal" style:font-weight-asian="normal" style:font-weight-complex="normal" fo:font-size="12pt" style:font-size-asian="12pt" style:font-size-complex="12pt"/>
    </style:style>
    <style:style style:name="P51" style:parent-style-name="Textbody" style:family="paragraph">
      <style:paragraph-properties fo:margin-bottom="0in"/>
      <style:text-properties style:font-name="Verdana"/>
    </style:style>
    <style:style style:name="P52" style:parent-style-name="Textbody" style:family="paragraph">
      <style:paragraph-properties fo:margin-bottom="0in"/>
      <style:text-properties style:font-name="Verdana"/>
    </style:style>
    <style:style style:name="P53" style:parent-style-name="Textbody" style:family="paragraph">
      <style:paragraph-properties fo:margin-bottom="0in"/>
      <style:text-properties style:font-name="Verdana"/>
    </style:style>
    <style:style style:name="P54" style:parent-style-name="Textbody" style:family="paragraph">
      <style:paragraph-properties fo:margin-bottom="0in"/>
      <style:text-properties style:font-name="Verdana"/>
    </style:style>
    <style:style style:name="P55" style:parent-style-name="Textbody" style:family="paragraph">
      <style:paragraph-properties fo:margin-bottom="0in"/>
      <style:text-properties style:font-name="Verdana"/>
    </style:style>
    <style:style style:name="P56" style:parent-style-name="Textbody" style:family="paragraph">
      <style:paragraph-properties fo:margin-bottom="0in"/>
      <style:text-properties style:font-name="Verdana"/>
    </style:style>
    <style:style style:name="P57" style:parent-style-name="Textbody" style:family="paragraph">
      <style:paragraph-properties fo:margin-bottom="0in"/>
      <style:text-properties style:font-name="Verdana"/>
    </style:style>
    <style:style style:name="P58" style:parent-style-name="Textbody" style:family="paragraph">
      <style:paragraph-properties fo:margin-bottom="0in"/>
      <style:text-properties style:font-name="Verdana"/>
    </style:style>
    <style:style style:name="P59" style:parent-style-name="Textbody" style:family="paragraph">
      <style:paragraph-properties fo:margin-bottom="0in"/>
      <style:text-properties style:font-name="Verdana"/>
    </style:style>
    <style:style style:name="P60" style:parent-style-name="Textbody" style:family="paragraph">
      <style:paragraph-properties fo:margin-bottom="0in"/>
      <style:text-properties style:font-name="Verdana"/>
    </style:style>
    <style:style style:name="P61" style:parent-style-name="Textbody" style:family="paragraph">
      <style:paragraph-properties fo:margin-bottom="0in"/>
      <style:text-properties style:font-name="Verdana"/>
    </style:style>
    <style:style style:name="P62" style:parent-style-name="Textbody" style:family="paragraph">
      <style:paragraph-properties fo:margin-bottom="0in"/>
      <style:text-properties style:font-name="Verdana"/>
    </style:style>
    <style:style style:name="P63" style:parent-style-name="Textbody" style:family="paragraph">
      <style:text-properties style:font-name="Verdana"/>
    </style:style>
    <style:style style:name="P64" style:parent-style-name="Standard" style:family="paragraph">
      <style:text-properties style:font-name="Verdana"/>
    </style:style>
    <style:style style:name="P65" style:parent-style-name="Standard" style:family="paragraph">
      <style:text-properties style:font-name="Verdana"/>
    </style:style>
    <style:style style:name="P66" style:parent-style-name="Standard" style:family="paragraph">
      <style:text-properties style:font-name="Verdana"/>
    </style:style>
    <style:style style:name="P67" style:parent-style-name="Standard" style:family="paragraph">
      <style:text-properties style:font-name="Verdana"/>
    </style:style>
    <style:style style:name="P68" style:parent-style-name="Standard" style:family="paragraph">
      <style:text-properties style:font-name="Verdana"/>
    </style:style>
    <style:style style:name="P69" style:parent-style-name="Standard" style:family="paragraph">
      <style:text-properties style:font-name="Verdana"/>
    </style:style>
    <style:style style:name="P70" style:parent-style-name="Standard" style:family="paragraph">
      <style:text-properties style:font-name="Verdana"/>
    </style:style>
    <style:style style:name="P71" style:parent-style-name="Standard" style:family="paragraph">
      <style:text-properties style:font-name="Verdana"/>
    </style:style>
    <style:style style:name="P72" style:parent-style-name="Standard" style:family="paragraph">
      <style:text-properties style:font-name="Verdana"/>
    </style:style>
    <style:style style:name="P73" style:parent-style-name="Standard" style:family="paragraph">
      <style:text-properties style:font-name="Verdana"/>
    </style:style>
    <style:style style:name="P74" style:parent-style-name="Standard" style:family="paragraph">
      <style:text-properties style:font-name="Verdana"/>
    </style:style>
    <style:style style:name="P75" style:parent-style-name="Titre2" style:family="paragraph">
      <style:text-properties style:font-name="Verdana" fo:font-weight="normal" style:font-weight-asian="normal" style:font-weight-complex="normal" fo:font-size="12pt" style:font-size-asian="12pt" style:font-size-complex="12pt"/>
    </style:style>
    <style:style style:name="P76" style:parent-style-name="Textbody" style:family="paragraph">
      <style:text-properties style:font-name="Verdana"/>
    </style:style>
    <style:style style:name="P77" style:parent-style-name="Textbody" style:family="paragraph">
      <style:text-properties style:font-name="Verdana"/>
    </style:style>
    <style:style style:name="P78" style:parent-style-name="Textbody" style:family="paragraph">
      <style:text-properties style:font-name="Verdana"/>
    </style:style>
    <style:style style:name="P79" style:parent-style-name="Textbody" style:family="paragraph">
      <style:text-properties style:font-name="Verdana"/>
    </style:style>
    <style:style style:name="P80" style:parent-style-name="Textbody" style:family="paragraph">
      <style:text-properties style:font-name="Verdana"/>
    </style:style>
    <style:style style:name="P81" style:parent-style-name="Textbody" style:family="paragraph">
      <style:text-properties style:font-name="Verdana"/>
    </style:style>
    <style:style style:name="P82" style:parent-style-name="Textbody" style:family="paragraph">
      <style:text-properties style:font-name="Verdana"/>
    </style:style>
    <style:style style:name="P83" style:parent-style-name="Textbody" style:family="paragraph">
      <style:text-properties style:font-name="Verdana"/>
    </style:style>
    <style:style style:name="P84" style:parent-style-name="Textbody" style:family="paragraph">
      <style:text-properties style:font-name="Verdana"/>
    </style:style>
    <style:style style:name="P85" style:parent-style-name="Textbody" style:family="paragraph">
      <style:text-properties style:font-name="Verdana"/>
    </style:style>
    <style:style style:name="P86" style:parent-style-name="Textbody" style:family="paragraph">
      <style:text-properties style:font-name="Verdana"/>
    </style:style>
    <style:style style:name="P87" style:parent-style-name="Textbody" style:family="paragraph">
      <style:text-properties style:font-name="Verdana"/>
    </style:style>
    <style:style style:name="P88" style:parent-style-name="Textbody" style:family="paragraph">
      <style:text-properties style:font-name="Verdana"/>
    </style:style>
    <style:style style:name="P89" style:parent-style-name="Textbody" style:family="paragraph">
      <style:text-properties style:font-name="Verdana"/>
    </style:style>
    <style:style style:name="P90" style:parent-style-name="Textbody" style:family="paragraph">
      <style:text-properties style:font-name="Verdana"/>
    </style:style>
    <style:style style:name="P91" style:parent-style-name="Textbody" style:family="paragraph">
      <style:text-properties style:font-name="Verdana"/>
    </style:style>
    <style:style style:name="P92" style:parent-style-name="Textbody" style:family="paragraph">
      <style:text-properties style:font-name="Verdana"/>
    </style:style>
    <style:style style:name="P93" style:parent-style-name="Textbody" style:family="paragraph">
      <style:text-properties style:font-name="Verdana"/>
    </style:style>
    <style:style style:name="P94" style:parent-style-name="Textbody" style:family="paragraph">
      <style:text-properties style:font-name="Verdana"/>
    </style:style>
    <style:style style:name="P95" style:parent-style-name="Textbody" style:family="paragraph">
      <style:text-properties style:font-name="Verdana"/>
    </style:style>
    <style:style style:name="P96" style:parent-style-name="Textbody" style:family="paragraph">
      <style:text-properties style:font-name="Verdana"/>
    </style:style>
    <style:style style:name="P97" style:parent-style-name="Textbody" style:family="paragraph">
      <style:text-properties style:font-name="Verdana"/>
    </style:style>
    <style:style style:name="P98" style:parent-style-name="Textbody" style:family="paragraph">
      <style:text-properties style:font-name="Verdana"/>
    </style:style>
    <style:style style:name="P99" style:parent-style-name="Textbody" style:family="paragraph">
      <style:text-properties style:font-name="Verdana"/>
    </style:style>
    <style:style style:name="P100" style:parent-style-name="Textbody" style:family="paragraph">
      <style:text-properties style:font-name="Verdana"/>
    </style:style>
    <style:style style:name="T101" style:parent-style-name="Policepardéfaut" style:family="text">
      <style:text-properties style:font-name="Verdana"/>
    </style:style>
  </office:automatic-styles>
  <office:body>
    <office:text text:use-soft-page-breaks="true">
      <text:p text:style-name="P1"/>
      <text:p text:style-name="P2"/>
      <text:p text:style-name="P3"><text:s/>la chiropratique</text:p>
      <text:p text:style-name="P4"/>
      <text:p text:style-name="P5">"La chiropraxie est un art, une science une philosophie, qui consiste en la prévention, le diagnostic, le traitement des pathologies mécaniques, réelles ou supposées de l'appareil neuro-musculo-squelettique en particulier du rachis, et de leurs conséquences."</text:p>
      <text:p text:style-name="P6"/>
      <text:p text:style-name="P7">votre corps détient toutes les clefs de sa propre guérison, le chiropracteur lui indique le chemin que doit <text:s/>prendre votre corps pour y arriver. « innate intelligence » cet acte appeler ajustement et pratique par les mains de votre chiropracteur principalement.</text:p>
      <text:p text:style-name="P8">Il vise a rectifier l’équilibre de votre système nerveux. Et lui donner un fonctionnement optimal</text:p>
      <text:p text:style-name="P9">Système nerveux qui se trouve dans votre colonne vertébral et boite crânienne.</text:p>
      <text:p text:style-name="P10"/>
      <text:p text:style-name="P11">Pour l'histoire de la chiropraxie</text:p>
      <text:p text:style-name="P12">Les Etats-Unis sont le berceau de la chiropraxie, où la discipline a été fondée à la fin du XIXème siècle, par Daniel David Palmer.<text:line-break/>Les premiers soins chiropratiques ont été dispensés par Palmer lui-même dès 1895. Il fonda deux ans plus tard la première école, à Davenport.<text:line-break/>A ce jour, plus de 75 000 chiropracteurs exercent dans les 50 états. La chiropraxie est reconnue dans chacun de ces états.<text:s/><text:line-break/><text:line-break/>En 2013, la prestigieuse American Medical Association recommande aux patients de consulter un chiropracteur en première intention pour le soin des lombalgies</text:p>
      <text:p text:style-name="P13"/>
      <text:p text:style-name="P14"/>
      <text:p text:style-name="P15"/>
      <text:p text:style-name="P16"/>
      <text:p text:style-name="P17"/>
      <text:p text:style-name="P18"/>
      <text:p text:style-name="P19"/>
      <text:p text:style-name="P20"/>
      <text:p text:style-name="P21"/>
      <text:p text:style-name="P22">Qui suis-je ?</text:p>
      <text:p text:style-name="P23"/>
      <text:p text:style-name="P24">Diplôme en chiropratique depuis 2012. j'ai crée le cabinet d'Haubourdin en 2013 en parallèle de mon travaille de collaboratrice à Boulogne sur mer chez<text:s/><text:soft-page-break/>Delphine Tourret.</text:p>
      <text:p text:style-name="P25"/>
      <text:p text:style-name="P26">J'ai une vision globale du corps et j'aime faire les liens de celui ci avec les émotions, se qui est <text:s/>étroitement liée. Pouvoir apportez un soutient sur le plans physique par la chiro et sur le plans émotionnel par les plantes et un moyen pour moi d’être une professionnel qui regarde tout les aspect de votre personne. Et ce pourquoi vous venez me voir en cabinet.</text:p>
      <text:p text:style-name="P27"/>
      <text:p text:style-name="P28">Comment j'en suis arriver la ? j'ai commencer très tôt a me passionner du corps humain et l'aide a la personne j'ai chercher se qui me plaisait très vite. <text:s/></text:p>
      <text:p text:style-name="P29">Dans le domaine de la médecine chinoise en shiatsu. <text:s/>fut un 1er pied a l’étrié, cependant ce ne fut pas se qui m'animait le plus.</text:p>
      <text:p text:style-name="P30"/>
      <text:p text:style-name="P31">J'ai trouve ma voie et l'envie de faire chiro quelque année plus tard.</text:p>
      <text:p text:style-name="P32"/>
      <text:p text:style-name="P33">Une fois installer en temps que chiropracteur, ma curiosité et envie d'apprendre continua et naturellement <text:s/>je continue à me forme.</text:p>
      <text:p text:style-name="P34">Dans un autres domaine qui me passionne tout autant les fleurs et plantes</text:p>
      <text:p text:style-name="Standard"><text:span text:style-name="T35"><text:s/>j'ai fait des formations fleur de bach et bush australien (avec<text:s/></text:span><text:span text:style-name="T36">Jean-Michel SCHERPEREEL</text:span><text:span text:style-name="T37"><text:s/></text:span><text:span text:style-name="T38">« La Centaurée »</text:span><text:span text:style-name="T39"><text:s/>) pour finir par faire ETNAT en formation phytothérapie.</text:span></text:p>
      <text:p text:style-name="P40"/>
      <text:p text:style-name="P41">Ainsi que les formations sur tout ce qui concerne la petites enfance, l'accompagnement parental qu'implique l'arrive d'un bébé. Et les difficulté que cela peut amené. Les freins restrictifs buccaux, l'allaitement, les troubles d'oralite alimentaires. Tout cela qui demande une approche pluridisciplinaire et surtout un soutient pour une famille avec plus ou moins de difficulté. <text:s/></text:p>
      <text:p text:style-name="P42"/>
      <text:p text:style-name="P43"/>
      <text:p text:style-name="P44"/>
      <text:p text:style-name="P45"/>
      <text:p text:style-name="P46"/>
      <text:p text:style-name="P47"/>
      <text:p text:style-name="P48"/>
      <text:p text:style-name="P49">A qui s'adresse la chiro</text:p>
      <text:h text:style-name="P50" text:outline-level="2">Du nouveau-né à la personne âgée, il n’y a pas d’âge.<text:line-break/></text:h>
      <text:list text:style-name="LFO1" text:continue-numbering="true">
        <text:list-item>
          <text:p text:style-name="P51">Douleurs aiguës ou chroniques du cou, dos, articulations </text:p>
        </text:list-item>
        <text:list-item>
          <text:p text:style-name="P52">Sciatique - Migraines - Vertiges - Arthrose - Tendinites - Maux de tête</text:p>
        </text:list-item>
        <text:list-item>
          <text:p text:style-name="P53">Affectations des disques intervertébraux </text:p>
        </text:list-item>
        <text:list-item>
          <text:p text:style-name="P54">Inconforts et/ou douleurs lors de la grossesse</text:p>
        </text:list-item>
        <text:list-item>
          <text:p text:style-name="P55">En post-partum</text:p>
        </text:list-item>
        <text:list-item>
          <text:p text:style-name="P56">Déformations crâniennes</text:p>
        </text:list-item>
        <text:list-item>
          <text:p text:style-name="P57">Difficultés d'allaitement</text:p>
        </text:list-item>
        <text:list-item>
          <text:p text:style-name="P58">Problématiques digestives chez les nourrissons, troubles de la succion</text:p>
        </text:list-item>
        <text:list-item>
          <text:p text:style-name="P59">Croissance </text:p>
        </text:list-item>
        <text:list-item>
          <text:p text:style-name="P60">Dysfonctionnement de la mâchoire </text:p>
        </text:list-item>
        <text:list-item>
          <text:p text:style-name="P61">Torticolis - Tensions musculaires </text:p>
        </text:list-item>
        <text:list-item>
          <text:p text:style-name="P62">Mauvaises postures</text:p>
        </text:list-item>
        <text:list-item>
          <text:p text:style-name="P63">Douleurs et dysfonctions des extrémités : (coxarthrose,gonarthrose, syndrome rotulien, entorse, syndrome du canal carpien/ de guyon, douleurs d’épaule…)</text:p>
        </text:list-item>
      </text:list>
      <text:p text:style-name="P64"/>
      <text:p text:style-name="P65"/>
      <text:p text:style-name="P66"/>
      <text:p text:style-name="P67"/>
      <text:p text:style-name="P68"/>
      <text:p text:style-name="P69"/>
      <text:p text:style-name="P70"/>
      <text:p text:style-name="P71"/>
      <text:p text:style-name="P72"/>
      <text:p text:style-name="P73">les soins</text:p>
      <text:p text:style-name="P74"/>
      <text:h text:style-name="P75" text:outline-level="2">Les techniques utilisées diffèrent d’un âge à l’autre et d’une condition à l’autre. C’est pourquoi un examen complet est toujours requis pour identifier les soins appropriés et les techniques adaptées à votre cas.</text:h>
      <text:p text:style-name="P76"/>
      <text:p text:style-name="P77">Chez les nourrissons enfants</text:p>
      <text:p text:style-name="P78"/>
      <text:p text:style-name="P79">la naissance ce moments merveilleux et a la fois tellement riche physiquement et émotionnellement qui est bon et doux de pouvoir le rééquilibre.</text:p>
      <text:p text:style-name="P80"/>
      <text:p text:style-name="P81">Accompagne le corps sur les 2 années avenir ou toute ça construction de rampe mise a 4 pattes, apprendre a marche, parler, courir, manger.</text:p>
      <text:p text:style-name="P82">Toute c'est changement rapide son intense pour le corps, événement qui se reproduira lors de l'adolescence, un accompagnement adapté pour un développement optimal.</text:p>
      <text:p text:style-name="P83"/>
      <text:p text:style-name="P84">chez femme enceintes</text:p>
      <text:p text:style-name="P85"/>
      <text:p text:style-name="P86">vous fabrique un bébé, partie de deux cellules vous allez arriver a un petit être humain et tout cela en 9 mois.</text:p>
      <text:p text:style-name="P87">9mois ou votre corps va travailler dur en fabrication, tout en devant continuer son quotidien.</text:p>
      <text:p text:style-name="P88">La prise a charge a pour visé de vous accompagner pour évite les désagrément supplémentairement liées a tout ces changement rapide.</text:p>
      <text:p text:style-name="P89">Les changement de courbe physique du au ventre qui arrive, les humeurs changeante du aux hormones. Les désagrément viscérale et articulaire en tout genre.</text:p>
      <text:p text:style-name="P90"/>
      <text:p text:style-name="P91"/>
      <text:p text:style-name="P92">chez adultes</text:p>
      <text:p text:style-name="P93"/>
      <text:p text:style-name="P94">L'adulte vit des stress <text:s/>physique émotionnel, chimique. La gestions de tout devient parfois trop lourd. Et entraîne des troubles neuro-musculo-squelettique</text:p>
      <text:p text:style-name="P95">La prise en charge va permet d’amélioré votre quotient, un système nerveux optimal dans un corps articulaire qui bouge bien qui ressent aucune gène et qui peut s'occuper de son quotidien en toutes liberté.</text:p>
      <text:p text:style-name="P96"><text:s/></text:p>
      <text:p text:style-name="P97">chez seniors</text:p>
      <text:p text:style-name="P98"/>
      <text:p text:style-name="P99">Parce que l’espérance de vie ne cesse de croître, parce que la douleur n’est plus une fatalité même avec l’âge, les chiropracteurs sont amenés régulièrement à prendre en charges certains problèmes de santé spécifiques aux seniors.</text:p>
      <text:p text:style-name="P100"/>
      <text:p text:style-name="Textbody"><text:span text:style-name="T101">par des ajustements doux, définis et adaptés, le chiropracteur soulage également les douleurs et symptômes arthrosiques d’une grande majorité de patients seniors, même pour celles et ceux opérés au niveau de certaines articulatio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2" style:display-name="Titre 2" style:family="paragraph" style:parent-style-name="Heading" style:next-style-name="Textbody" style:default-outline-level="2">
      <style:text-properties style:font-name="Times New Roman" style:font-name-asia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aurence Delporte</dc:creator>
    <meta:creation-date>2023-04-28T09:28:00Z</meta:creation-date>
    <dc:date>2023-05-17T10:54:00Z</dc:date>
    <meta:template xlink:href="Normal.dotm" xlink:type="simple"/>
    <meta:editing-cycles>12</meta:editing-cycles>
    <meta:editing-duration>PT359760S</meta:editing-duration>
    <meta:document-statistic meta:page-count="4" meta:paragraph-count="11" meta:word-count="888" meta:character-count="5761" meta:row-count="40" meta:non-whitespace-character-count="4884"/>
  </office:meta>
</office:document-meta>
</file>